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asian="10.5pt"/>
    </style:style>
    <style:style style:name="P2" style:family="paragraph" style:parent-style-name="Standard" style:list-style-name="L1">
      <style:text-properties style:font-size-asian="10.5pt"/>
    </style:style>
    <style:style style:name="P3" style:family="paragraph" style:parent-style-name="Standard" style:list-style-name="L2">
      <style:text-properties style:font-size-asian="10.5pt"/>
    </style:style>
    <style:style style:name="P4" style:family="paragraph" style:parent-style-name="Standard" style:list-style-name="L2"/>
    <style:style style:name="P5" style:family="paragraph" style:parent-style-name="Table_20_Contents" style:list-style-name="L2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181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36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543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7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5902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08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26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44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6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zika v rámci IT projektu</text:p>
      <text:list text:style-name="L1">
        <text:list-item>
          <text:p text:style-name="P2">základni pojmy, terminologie</text:p>
        </text:list-item>
        <text:list-item>
          <text:p text:style-name="P2">zdroje rizik – specifikace IT prostředí, rizikové strategie,</text:p>
        </text:list-item>
        <text:list-item>
          <text:p text:style-name="P2">zabezpečení – ochrana systémů, osobních údajů,</text:p>
        </text:list-item>
        <text:list-item>
          <text:p text:style-name="P2">procesní řízení rizik – integrace, koordinace s okolím,</text:p>
        </text:list-item>
      </text:list>
      <text:list text:style-name="L2">
        <text:list-item>
          <text:p text:style-name="P3">změny projektu,</text:p>
        </text:list-item>
        <text:list-item>
          <text:p text:style-name="P3">jakost projektu – nadefinovat cíle projektu,</text:p>
        </text:list-item>
        <text:list-item>
          <text:p text:style-name="P4">plánování IT projektů - plánovací proces, projektové úlohy, rizikové faktory,</text:p>
        </text:list-item>
        <text:list-item>
          <text:p text:style-name="P5">projektové vztahy - kategorie vztahů, systémová integrace,</text:p>
        </text:list-item>
        <text:list-item>
          <text:p text:style-name="P5">řízení IT projektů - projektové porady, dokument management,</text:p>
        </text:list-item>
        <text:list-item>
          <text:p text:style-name="P5">řízení rizik IT určují také lidé a procesy, které technologie podporuje, </text:p>
        </text:list-item>
        <text:list-item>
          <text:p text:style-name="P5">optimalizace již funčního systému.</text:p>
          <text:p text:style-name="P5"/>
        </text:list-item>
      </text:list>
      <text:p text:style-name="Table_20_Contents">Řešení rizik</text:p>
      <text:list text:style-name="L2">
        <text:list-item text:start-value="1">
          <text:p text:style-name="P5">ke zmírnění rizik IT je použita zabezpečená, prověřená <text:s/>IT technologie,</text:p>
        </text:list-item>
        <text:list-item>
          <text:p text:style-name="P5">testování systému z různých IT stran,</text:p>
        </text:list-item>
        <text:list-item>
          <text:p text:style-name="P5">zautomatizování IT procesů, omezit tak možný dopad lidské chyby,</text:p>
        </text:list-item>
        <text:list-item>
          <text:p text:style-name="P5">monitoring, zpětná vazba systému,</text:p>
        </text:list-item>
        <text:list-item>
          <text:p text:style-name="P5">včasný zásah.</text:p>
        </text:list-item>
      </text:list>
      <text:p text:style-name="Table_20_Contents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a</meta:initial-creator>
    <meta:creation-date>2008-10-07T16:55:04</meta:creation-date>
    <dc:creator>joha</dc:creator>
    <dc:date>2008-10-13T12:06:01</dc:date>
    <meta:editing-cycles>21</meta:editing-cycles>
    <meta:editing-duration>PT2H34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04" meta:character-count="806"/>
  </office:meta>
</office:document-meta>
</file>